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none"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style:text-line-through-style="none"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text-line-through-style="none" fo:font-style="normal" style:text-underline-style="none" fo:font-weight="bold" style:font-style-asian="normal" style:font-weight-asian="bold" style:font-style-complex="normal" style:font-weight-complex="bold"/>
    </style:style>
    <style:style style:name="P5" style:family="paragraph" style:parent-style-name="Standard">
      <style:text-properties style:text-line-through-style="none" fo:font-style="normal" style:font-style-asian="normal" style:font-style-complex="normal"/>
    </style:style>
    <style:style style:name="P6" style:family="paragraph" style:parent-style-name="Standard">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fo:font-style="normal" fo:font-weight="bold" style:font-style-asian="normal" style:font-weight-asian="bold" style:font-style-complex="normal" style:font-weight-complex="bold"/>
    </style:style>
    <style:style style:name="P13"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color="#800000" fo:font-weight="normal" style:font-weight-asian="normal" style:font-weight-complex="normal"/>
    </style:style>
    <style:style style:name="P17" style:family="paragraph" style:parent-style-name="Standard">
      <style:paragraph-properties fo:text-align="start" style:justify-single-word="false"/>
      <style:text-properties fo:color="#800000" fo:font-style="italic" fo:font-weight="normal" style:font-style-asian="italic" style:font-weight-asian="normal" style:font-style-complex="italic" style:font-weight-complex="normal"/>
    </style:style>
    <style:style style:name="P18" style:family="paragraph" style:parent-style-name="Standard" style:list-style-name="L1"/>
    <style:style style:name="P19" style:family="paragraph" style:parent-style-name="Standard" style:list-style-name="L1">
      <style:text-properties style:text-line-through-style="none" fo:font-style="italic" style:text-underline-style="none" fo:font-weight="normal" style:font-style-asian="italic" style:font-weight-asian="normal" style:font-style-complex="italic" style:font-weight-complex="normal"/>
    </style:style>
    <style:style style:name="P20" style:family="paragraph" style:parent-style-name="Standard" style:list-style-name="L5">
      <style:text-properties style:text-line-through-style="none" fo:font-style="italic" style:text-underline-style="none" fo:font-weight="normal" style:font-style-asian="italic" style:font-weight-asian="normal" style:font-style-complex="italic" style:font-weight-complex="normal"/>
    </style:style>
    <style:style style:name="P21" style:family="paragraph" style:parent-style-name="Standard" style:list-style-name="L1">
      <style:text-properties style:text-line-through-style="none" fo:font-style="italic" style:text-underline-style="none" fo:font-weight="bold" style:font-style-asian="italic" style:font-weight-asian="bold" style:font-style-complex="italic" style:font-weight-complex="bold"/>
    </style:style>
    <style:style style:name="P22" style:family="paragraph" style:parent-style-name="Standard" style:list-style-name="L1">
      <style:text-properties style:text-line-through-style="none" fo:font-style="italic" fo:font-weight="normal" style:font-style-asian="italic" style:font-weight-asian="normal" style:font-style-complex="italic" style:font-weight-complex="normal"/>
    </style:style>
    <style:style style:name="P23" style:family="paragraph" style:parent-style-name="Standard" style:list-style-name="L1">
      <style:paragraph-properties fo:text-align="center" style:justify-single-word="false"/>
      <style:text-properties style:text-line-through-style="none" fo:font-style="normal" style:text-underline-style="none" fo:font-weight="bold" style:font-style-asian="normal" style:font-weight-asian="bold" style:font-style-complex="normal" style:font-weight-complex="bold"/>
    </style:style>
    <style:style style:name="P24" style:family="paragraph" style:parent-style-name="Standard" style:list-style-name="L1">
      <style:text-properties style:text-line-through-style="none" fo:font-style="normal" style:text-underline-style="none" fo:font-weight="bold" style:font-style-asian="normal" style:font-weight-asian="bold" style:font-style-complex="normal" style:font-weight-complex="bold"/>
    </style:style>
    <style:style style:name="P25" style:family="paragraph" style:parent-style-name="Standard" style:list-style-name="L1">
      <style:text-properties style:text-line-through-style="none" fo:font-style="normal" style:text-underline-style="none" fo:font-weight="normal" style:font-style-asian="normal" style:font-weight-asian="normal" style:font-style-complex="normal" style:font-weight-complex="normal"/>
    </style:style>
    <style:style style:name="P26" style:family="paragraph" style:parent-style-name="Standard" style:list-style-name="L5">
      <style:text-properties style:text-line-through-style="none"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text-line-through-style="none" fo:font-style="normal" style:text-underline-style="none" fo:font-weight="normal" style:font-style-asian="normal" style:font-weight-asian="normal" style:font-style-complex="normal" style:font-weight-complex="normal"/>
    </style:style>
    <style:style style:name="P28" style:family="paragraph" style:parent-style-name="Standard" style:list-style-name="L1">
      <style:text-properties style:text-line-through-style="none" fo:font-style="normal" style:text-underline-style="solid" style:text-underline-width="auto" style:text-underline-color="font-color" fo:font-weight="normal" style:font-style-asian="normal" style:font-weight-asian="normal" style:font-style-complex="normal" style:font-weight-complex="normal"/>
    </style:style>
    <style:style style:name="P29" style:family="paragraph" style:parent-style-name="Standard" style:list-style-name="L1">
      <style:text-properties style:text-line-through-style="none" fo:font-style="normal" style:font-style-asian="normal" style:font-style-complex="normal"/>
    </style:style>
    <style:style style:name="P30" style:family="paragraph" style:parent-style-name="Standard" style:list-style-name="L1">
      <style:paragraph-properties fo:text-align="center" style:justify-single-word="false"/>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list-style-name="L1">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list-style-name="L1">
      <style:paragraph-properties fo:text-align="start" style:justify-single-word="false"/>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list-style-name="L1">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1">
      <style:paragraph-properties fo:text-align="center" style:justify-single-word="false"/>
      <style:text-properties style:text-line-through-style="none" fo:font-size="12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Standard" style:list-style-name="L1">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center"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
      <style:text-properties style:text-line-through-style="none"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
      <style:text-properties style:text-line-through-style="non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
      <style:text-properties style:text-line-through-style="none"/>
    </style:style>
    <style:style style:name="P41" style:family="paragraph" style:parent-style-name="Standard" style:list-style-name="L1">
      <style:text-properties style:text-line-through-style="none" style:text-underline-style="solid" style:text-underline-width="auto" style:text-underline-color="font-color"/>
    </style:style>
    <style:style style:name="P42" style:family="paragraph" style:parent-style-name="Standard" style:list-style-name="L1">
      <style:paragraph-properties fo:text-align="start" style:justify-single-word="false"/>
      <style:text-properties fo:color="#000000" style:text-line-through-style="none" style:text-underline-style="none" fo:font-weight="normal" style:font-weight-asian="normal" style:font-weight-complex="normal"/>
    </style:style>
    <style:style style:name="P43" style:family="paragraph" style:parent-style-name="Standard" style:list-style-name="L1">
      <style:text-properties fo:color="#000000" style:text-line-through-style="none" style:text-underline-style="none" fo:font-weight="normal" style:font-weight-asian="normal" style:font-weight-complex="normal"/>
    </style:style>
    <style:style style:name="P44" style:family="paragraph" style:parent-style-name="Standard" style:list-style-name="L1">
      <style:paragraph-properties fo:text-align="start" style:justify-single-word="false"/>
      <style:text-properties fo:color="#000000"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center" style:justify-single-word="false"/>
      <style:text-properties fo:color="#000000" style:text-line-through-style="none" fo:font-size="14pt" style:text-underline-style="none" fo:font-weight="bold" style:font-size-asian="14pt" style:font-weight-asian="bold" style:font-size-complex="14pt" style:font-weight-complex="bold"/>
    </style:style>
    <style:style style:name="P46" style:family="paragraph" style:parent-style-name="Standard" style:list-style-name="L1">
      <style:paragraph-properties fo:text-align="start" style:justify-single-word="false"/>
      <style:text-properties fo:color="#000000"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P47" style:family="paragraph" style:parent-style-name="Standard" style:list-style-name="L1">
      <style:text-properties fo:color="#000000" style:text-line-through-style="none" fo:font-style="normal" style:text-underline-style="none"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color="#000000" style:text-line-through-style="none" fo:font-style="normal" style:text-underline-style="none" fo:font-weight="bold" style:font-style-asian="normal" style:font-weight-asian="bold" style:font-style-complex="normal" style:font-weight-complex="bold"/>
    </style:style>
    <style:style style:name="P49" style:family="paragraph" style:parent-style-name="Standard" style:list-style-name="L1">
      <style:text-properties fo:color="#000000" style:text-line-through-style="none"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
      <style:paragraph-properties fo:text-align="start" style:justify-single-word="false"/>
      <style:text-properties fo:color="#000000" style:text-line-through-style="none" fo:font-style="italic" style:text-underline-style="none" fo:font-weight="normal" style:font-style-asian="italic" style:font-weight-asian="normal" style:font-style-complex="italic" style:font-weight-complex="normal"/>
    </style:style>
    <style:style style:name="P51" style:family="paragraph" style:parent-style-name="Standard" style:list-style-name="L2">
      <style:paragraph-properties fo:text-align="center" style:justify-single-word="false"/>
      <style:text-properties fo:color="#000000" style:text-line-through-style="none" fo:font-style="italic" style:text-underline-style="none" fo:font-weight="normal"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color="#000000" fo:font-weight="normal" style:font-weight-asian="normal" style:font-weight-complex="normal"/>
    </style:style>
    <style:style style:name="P53"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54" style:family="paragraph" style:parent-style-name="Standard" style:list-style-name="L4">
      <style:paragraph-properties fo:text-align="start" style:justify-single-word="false"/>
      <style:text-properties fo:color="#000000" fo:font-weight="normal" style:font-weight-asian="normal" style:font-weight-complex="normal"/>
    </style:style>
    <style:style style:name="P55" style:family="paragraph" style:parent-style-name="Standard" style:list-style-name="L1">
      <style:paragraph-properties fo:text-align="start" style:justify-single-word="false"/>
      <style:text-properties fo:color="#000000" style:text-underline-style="solid" style:text-underline-width="auto" style:text-underline-color="font-color" fo:font-weight="normal" style:font-weight-asian="normal" style:font-weight-complex="normal"/>
    </style:style>
    <style:style style:name="P56" style:family="paragraph" style:parent-style-name="Standard" style:list-style-name="L1">
      <style:paragraph-properties fo:text-align="start" style:justify-single-word="false"/>
      <style:text-properties fo:color="#000000" style:text-underline-style="none" fo:font-weight="normal" style:font-weight-asian="normal" style:font-weight-complex="normal"/>
    </style:style>
    <style:style style:name="P57" style:family="paragraph" style:parent-style-name="Standard" style:list-style-name="L3">
      <style:paragraph-properties fo:text-align="start" style:justify-single-word="false"/>
      <style:text-properties fo:color="#000000" fo:font-style="normal" fo:font-weight="bold" style:font-style-asian="normal" style:font-weight-asian="bold" style:font-style-complex="normal" style:font-weight-complex="bold"/>
    </style:style>
    <style:style style:name="P58" style:family="paragraph" style:parent-style-name="Standard" style:list-style-name="L2">
      <style:paragraph-properties fo:text-align="center" style:justify-single-word="false"/>
      <style:text-properties fo:color="#000000" fo:font-weight="bold" style:font-weight-asian="bold" style:font-weight-complex="bold"/>
    </style:style>
    <style:style style:name="P59" style:family="paragraph" style:parent-style-name="Standard" style:list-style-name="L4">
      <style:paragraph-properties fo:text-align="start" style:justify-single-word="false"/>
      <style:text-properties fo:color="#000000" fo:font-weight="bold" style:font-weight-asian="bold" style:font-weight-complex="bold"/>
    </style:style>
    <style:style style:name="P60" style:family="paragraph" style:parent-style-name="Standard" style:list-style-name="L1">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fo:font-style="italic" style:text-underline-style="none" style:font-size-asian="12pt" style:font-style-asian="italic" style:font-size-complex="12pt" style:font-style-complex="italic"/>
    </style:style>
    <style:style style:name="T2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style:text-underline-style="none" style:font-size-asian="12pt" style:font-style-asian="normal" style:font-size-complex="12pt" style:font-style-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text-underline-style="none" fo:font-weight="bold" style:font-size-asian="12pt" style:font-weight-asian="bold" style:font-size-complex="12pt" style:font-weight-complex="bold"/>
    </style:style>
    <style:style style:name="T27" style:family="text">
      <style:text-properties fo:font-size="12pt" style:text-underline-style="none" fo:font-weight="normal" style:font-size-asian="12pt" style:font-weight-asian="normal" style:font-size-complex="12pt" style:font-weight-complex="normal"/>
    </style:style>
    <style:style style:name="T28" style:family="text">
      <style:text-properties fo:font-size="12pt" style:text-underline-style="none" style:font-size-asian="12pt" style:font-size-complex="12pt"/>
    </style:style>
    <style:style style:name="T2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0" style:family="text">
      <style:text-properties style:text-line-through-style="none" fo:font-style="normal" style:text-underline-style="none" fo:font-weight="bold" style:font-style-asian="normal" style:font-weight-asian="bold" style:font-style-complex="normal" style:font-weight-complex="bold"/>
    </style:style>
    <style:style style:name="T31" style:family="text">
      <style:text-properties style:text-line-through-style="none" fo:font-style="normal" style:text-underline-style="none" style:font-style-asian="normal" style:font-style-complex="normal"/>
    </style:style>
    <style:style style:name="T32" style:family="text">
      <style:text-properties style:text-line-through-style="none" fo:font-style="normal" style:text-underline-style="solid" style:text-underline-width="auto" style:text-underline-color="font-color" style:font-style-asian="normal" style:font-style-complex="normal"/>
    </style:style>
    <style:style style:name="T33" style:family="text">
      <style:text-properties style:text-line-through-style="none" fo:font-style="italic" style:text-underline-style="none" fo:font-weight="bold" style:font-style-asian="italic" style:font-weight-asian="bold" style:font-style-complex="italic" style:font-weight-complex="bold"/>
    </style:style>
    <style:style style:name="T34" style:family="text">
      <style:text-properties style:text-line-through-style="none" fo:font-style="italic" style:text-underline-style="none" style:font-style-asian="italic" style:font-style-complex="italic"/>
    </style:style>
    <style:style style:name="T35" style:family="text">
      <style:text-properties style:text-line-through-style="none" fo:font-style="italic" style:text-underline-style="none" fo:font-weight="normal" style:font-style-asian="italic" style:font-weight-asian="normal" style:font-style-complex="italic"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color="#000000" style:text-line-through-style="none" fo:font-style="italic" style:text-underline-style="none" fo:font-weight="normal" style:font-style-asian="italic" style:font-weight-asian="normal" style:font-style-complex="italic" style:font-weight-complex="normal"/>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fo:color="#000000"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42970757534002127" text:style-name="L1">
        <text:list-header>
          <text:p text:style-name="P19"/>
          <text:p text:style-name="P23">Southern Quests:</text:p>
        </text:list-header>
      </text:list>
      <text:p text:style-name="P4"/>
      <text:list xml:id="list33546828" text:continue-numbering="true" text:style-name="L1">
        <text:list-header>
          <text:p text:style-name="P30">I. Intro – Rolan's town</text:p>
          <text:p text:style-name="P31"/>
        </text:list-header>
        <text:list-item>
          <text:p text:style-name="P25"><text:span text:style-name="T7">Waking up *</text:span><text:span text:style-name="T1">Tone – lighthearted*</text:span></text:p>
          <text:p text:style-name="P24"><text:span text:style-name="T3">Summary: </text:span><text:span text:style-name="T1"><text:s/></text:span><text:span text:style-name="T14">Rolan wakes up in his room, goes down to eat and chat a bit with his grandfather, who leaves to search for Roger – the kid who took your smithing hammer to play in the forest. He warns you not to go after them, there's already enough people looking out for the boy. </text:span></text:p>
          <text:p text:style-name="P25"/>
          <text:p text:style-name="P28">Your mission is to get two items – a piece of stinky cheese located in the table, and your sword that's in a chest beside it. </text:p>
          <text:p text:style-name="P19"/>
        </text:list-item>
        <text:list-item>
          <text:p text:style-name="P25"><text:span text:style-name="T7">Finding Roger *</text:span><text:span text:style-name="T1">Tone - lighthearted*</text:span></text:p>
          <text:p text:style-name="P25"><text:span text:style-name="T1">Summary: </text:span>Rolan goes out and talks to people inside the village. This gives an idea how everyone knows everyone in this small town. After talking to everyone, Rolan will say something about helping them look for Roger since another pair of eyes could only do good. </text:p>
          <text:p text:style-name="P25"/>
          <text:p text:style-name="P28">Your mission is to go in the forest, battle some low level monsters and find Roger. </text:p>
          <text:p text:style-name="P25"/>
        </text:list-item>
        <text:list-item>
          <text:p text:style-name="P25"><text:span text:style-name="T7">Defeat Maim and the Molegres</text:span> <text:span text:style-name="T2">*</text:span><text:span text:style-name="T1">Tone – action*</text:span></text:p>
          <text:p text:style-name="P25"><text:span text:style-name="T1">Summary: </text:span>Rolan finds Roger, his grandpa and the rest of the townspeople being forced to have a teaparty with a weird Molegre – Monsieur Maim. The Molegre finally notice you and invite you to their party.</text:p>
          <text:p text:style-name="P25"/>
          <text:p text:style-name="P25">There will be some dialog interaction where you have to keep the blind Molegres distracted enough to allow the townsfolk escape. </text:p>
        </text:list-item>
      </text:list>
      <text:p text:style-name="P2"/>
      <text:list xml:id="list33550562" text:continue-numbering="true" text:style-name="L1">
        <text:list-header>
          <text:p text:style-name="P25">The plan worked but not before Monsieur Maim sensed it. </text:p>
          <text:p text:style-name="P25"/>
          <text:p text:style-name="P28">Your mission is to defeat Maim and the Molegres using the stinky cheese, then figuring out patterns. Then you have to get back to town and check on everyone.</text:p>
          <text:p text:style-name="P25"/>
        </text:list-header>
        <text:list-item>
          <text:p text:style-name="P25"><text:span text:style-name="T7">One last time </text:span><text:span text:style-name="T1">*Tone – lighthearted*</text:span></text:p>
          <text:p text:style-name="P25"><text:span text:style-name="T1">Summary: </text:span>Upon returning in the forest town, people thank you for saving their lives. You'll have a nice talk with your grandpa, he will thank you for saving them and says that he's proud of you(foreshadowing). Then he mentions that Sarah's asked you to come by the lake. </text:p>
          <text:p text:style-name="P25"/>
          <text:p text:style-name="P28">Your mission is to find the lake. </text:p>
          <text:p text:style-name="P25"/>
        </text:list-item>
        <text:list-item>
          <text:p text:style-name="P25"><text:span text:style-name="T7">Forest chat</text:span> <text:span text:style-name="T1">*Tone – lighthearted* </text:span></text:p>
          <text:p text:style-name="P25"><text:span text:style-name="T1">Summary: <text:s/></text:span>Rolan arrives at the lake and talks to Sarah. The point of this is to show how much Rolan loves this little girl and his town. Sarah then gets back to the town but Rolan decided to take a nap. Some time later, Rolan wakes up but realizes something's wrong when he sees smoke in the air above his town.</text:p>
          <text:p text:style-name="P25"/>
          <text:p text:style-name="P28">Your mission is to go back to the forest town. </text:p>
          <text:p text:style-name="P28"/>
        </text:list-item>
        <text:list-item>
          <text:p text:style-name="P28"><text:soft-page-break/><text:span text:style-name="T16">Battle in the Forest town </text:span><text:span text:style-name="T4">*Tone – action* </text:span></text:p>
          <text:p text:style-name="P25"><text:span text:style-name="T1">Summary: </text:span>Rolan arrives in the forest town and witness every house burning and dead people all over the place. A big scary-looking man(General Wright), goes out of the chieftain's house and orders high-level soldiers to make sure that everyone in the town is dead, then gallops off in his horse with the majority of his soldiers following. </text:p>
          <text:p text:style-name="P25"/>
          <text:p text:style-name="P28">Your mission is to fight the remaining soldiers that bar your way toward the village houses, but you're outnumbered and outmatched to the point that your lifebar almost drains out, then an in-game cutscene plays. </text:p>
          <text:p text:style-name="P28"/>
          <text:p text:style-name="P21">In-game cutscene – <text:span text:style-name="T9">Rolan's hammer suddenly glows, then prompts him to spin – making an attack that dispatches all of his enemies. He wonders what happened for a bit but instantly remembers his loved ones and snaps back to reality. </text:span></text:p>
          <text:p text:style-name="P25"/>
        </text:list-item>
        <text:list-item>
          <text:p text:style-name="P25"><text:span text:style-name="T7">Searching for Survivors</text:span> <text:span text:style-name="T1">*Tone – drama*</text:span></text:p>
          <text:p text:style-name="P25"><text:span text:style-name="T1">Summary: </text:span>Wounded but finally able to defeat the soldiers, Rolan walks slowly to enter houses in the town.</text:p>
          <text:p text:style-name="P25"/>
          <text:p text:style-name="P28">Your mission is to check on every house in town where you find that almost everyone is dead. </text:p>
          <text:p text:style-name="P28"/>
          <text:p text:style-name="P25">Sarah and your grandfather is inside your house, both of them already dead. In shock, you go outside your house to search for help from the chieftain, but he's also dying. With his dying breath, he gives Rolan a Divine crystal and was able to tell nothing more. A girl walks toward Rolan as he faints from his wounds. </text:p>
          <text:p text:style-name="P24"/>
          <text:p text:style-name="P30">II. Searching for Answers – The Desert </text:p>
          <text:p text:style-name="P34">This entire section is designed to be action-packed where one thing just happens after </text:p>
          <text:p text:style-name="P34">another. It gives no room for Rolan to question Lulu and grieve.</text:p>
          <text:p text:style-name="P30"/>
        </text:list-item>
        <text:list-item>
          <text:p text:style-name="P35"><text:span text:style-name="T7">The Day After </text:span><text:span text:style-name="T1">*Tone - serious*</text:span></text:p>
          <text:p text:style-name="P19">Summary: <text:span text:style-name="T8">Rolan wakes up to find a mysterious girl tending to his wounds. Mentioning that her name is Lulu, she explains that she was passing traveler that was unable to do anything to help the town. Just several moments in your conversation, bandits will try to attack you. </text:span></text:p>
          <text:p text:style-name="P25"/>
          <text:p text:style-name="P28">Since you're still severely wounded, you wouldn't be able to attack. Your mission is to avoid enemies and allow Lulu to defeat them all. </text:p>
          <text:p text:style-name="P28"/>
        </text:list-item>
        <text:list-item>
          <text:p text:style-name="P25"><text:span text:style-name="T7">Searching for Answers</text:span> <text:span text:style-name="T19">*Tone – action*</text:span></text:p>
          <text:p text:style-name="P19"><text:span text:style-name="T18">Summary: </text:span><text:span text:style-name="T23">After the attack, Lulu mentions that you cannot afford to stay in one place because of bandits in the place. She asks Rolan what's his plan and Rolan remains silent. Lulu mentions the crystal that Rolan is holding, and that she heard it's exactly the thing the General was looking for, which means the Dark Lord was after the Divine crystal. With that lead, Lulu suggests that they keep moving until they find out something or someone that will give a clue to the Dark Lord's plans.</text:span></text:p>
          <text:p text:style-name="P36"/>
          <text:p text:style-name="P39">Your mission is to keep on moving through the desert, fighting enemies, until you find a clue.</text:p>
        </text:list-item>
      </text:list>
      <text:p text:style-name="P6"/>
      <text:list xml:id="list33541572" text:continue-numbering="true" text:style-name="L1">
        <text:list-item>
          <text:p text:style-name="P25"><text:span text:style-name="T25">Oasis</text:span><text:span text:style-name="T18"> </text:span><text:span text:style-name="T19">*Tone – neutral*</text:span></text:p>
          <text:p text:style-name="P19"><text:soft-page-break/><text:span text:style-name="T18">Summary: </text:span><text:span text:style-name="T23">After days traveling in the desert, facing lots of enemies, Rolan and Lulu stumble upon a roving group of wealthy but unprotected merchant caravans who try to hire them as bodyguards until they arrive in the capital city of the South, Bredon. </text:span></text:p>
          <text:p text:style-name="P36"/>
          <text:p text:style-name="P39">Lulu thinks this is a good opportunity since Bredon may offer more leads to the Divine Crystals. Your mission is to keep the caravan safe from bandits and creatures. </text:p>
          <text:p text:style-name="P39"/>
        </text:list-item>
        <text:list-item>
          <text:p text:style-name="P28"><text:span text:style-name="T26">Breakdown </text:span><text:span text:style-name="T20">*Tone – neutral*</text:span></text:p>
          <text:p text:style-name="P19"><text:span text:style-name="T18">Summary: </text:span><text:span text:style-name="T23">One of the caravans' runestones is broken. You can't proceed until it gets repaired using several items. </text:span></text:p>
          <text:p text:style-name="P36"/>
          <text:p text:style-name="P39">Your mission is to find repair components - mud(temporary adhesive) and 2 ember stones(replacement for broken shards). You will enter this mission alone since Lulu has to guard the rest of the merchants and your items as well. </text:p>
          <text:p text:style-name="P39"/>
          <text:p text:style-name="P32">IIa. Desert Locations</text:p>
          <text:p text:style-name="P33"/>
          <text:list>
            <text:list-item>
              <text:p text:style-name="P38">Breakdown – continued </text:p>
              <text:p text:style-name="P29"><text:span text:style-name="T21">Summary: </text:span><text:span text:style-name="T29">Your mission to search for mud and emberstones will lead you to three locations</text:span><text:span text:style-name="T27">: </text:span></text:p>
              <text:p text:style-name="P36">A small abandoned town with wild creatures where you can get the mud, and two dungeons located under sinkholes where you can find one emberstone each.</text:p>
            </text:list-item>
            <text:list-item>
              <text:p text:style-name="P38">The Ilfraternity Base </text:p>
              <text:p text:style-name="P29"><text:span text:style-name="T21">Summary: </text:span><text:span text:style-name="T27">An optional place you can explore is actually the base of the Ilfraternity, of which you are still unaware at this point. Rolan will arrive at a deserted-looking town and an in-game cutscene happens where a group of men appear out of nowhere and surround you. You talk to the leader who asks you to leave and never return again since you seem like an honest man whose only trying to survive, which they can atleast identify with. </text:span></text:p>
            </text:list-item>
          </text:list>
          <text:p text:style-name="P36"/>
          <text:p text:style-name="P36">Once you come back to the group, an in-game cutscene plays again showing Rolan kneeling down and checking the caravans. Accidentally, the Divine Crystal drops from his vest. None of the merchants seem to take interest though, so Rolan continues his task and the Caravan is up and running in no time. Before they leave, the caravan leader – Melchom – sends out one man ahead to prepare a welcoming party since you're already near Bredon. </text:p>
        </text:list-item>
      </text:list>
      <text:p text:style-name="P6"/>
      <text:list xml:id="list33572597" text:continue-numbering="true" text:style-name="L1">
        <text:list-item>
          <text:p text:style-name="P25"><text:span text:style-name="T25">Charades</text:span><text:span text:style-name="T18"> </text:span><text:span text:style-name="T19">*Tone - action</text:span><text:span text:style-name="T18">*</text:span></text:p>
          <text:p text:style-name="P19"><text:span text:style-name="T18">Summary: </text:span><text:span text:style-name="T23">You're almost in Bredon when an impossibly large group of bandits ambush your caravan. </text:span></text:p>
          <text:p text:style-name="P39"/>
          <text:p text:style-name="P39">Your mission is to defeat the bandits. </text:p>
          <text:p text:style-name="P39"/>
        </text:list-item>
        <text:list-item>
          <text:p text:style-name="P25"><text:span text:style-name="T25">This is Mine </text:span><text:span text:style-name="T22">*</text:span><text:span text:style-name="T19">Tone – action*</text:span></text:p>
          <text:p text:style-name="P19"><text:span text:style-name="T18">Summary: </text:span><text:span text:style-name="T23">The pissed-off Lulu is threatening to kill the last bandit that you defeated when it suddenly cries out the name of the merchant leader Melchom, asking to call you off. </text:span></text:p>
          <text:p text:style-name="P36"/>
          <text:p text:style-name="P39">With their charade revealed, the weak merchants have no choice but to fight. Your mission </text:p>
          <text:p text:style-name="P39">is to defeat the merchants. </text:p>
          <text:p text:style-name="P39"/>
          <text:p text:style-name="P36">Once you defeat them, the merchants starts talking because of Lulu's threats. The entire <text:soft-page-break/>merchant caravan revealed themselves to be legitimate wealthy merchants that needed bodyguards. The charade started when one of them saw you hiding the unmistakable Divine Crystal in your pocket. </text:p>
          <text:p text:style-name="P36"/>
          <text:p text:style-name="P36">Melchom mentions that you're just like the other fools who own Divine crystals, unaware of the treasures that you hold in your hands. He then faints, so you cannot question him further. You agree on leaving them in the desert. This gives you a lead – search for people that own Divine Crystals. </text:p>
        </text:list-item>
      </text:list>
      <text:p text:style-name="P6"/>
      <text:p text:style-name="P6"/>
      <text:list xml:id="list33550044" text:continue-numbering="true" text:style-name="L1">
        <text:list-header>
          <text:p text:style-name="P30">III. The Southern Capital City – Bredon</text:p>
          <text:p text:style-name="P37"/>
        </text:list-header>
        <text:list-item>
          <text:p text:style-name="P35"><text:span text:style-name="T7">Looking around </text:span><text:span text:style-name="T1">*Tone - neutral*</text:span></text:p>
          <text:p text:style-name="P19"><text:span text:style-name="T18">Summary: </text:span><text:span text:style-name="T23">Just coming out of an ambush and unfamiliar to the big city of Bredon, the duo decides to play it safe and look for more attainable methods to gain a lead to their mission.</text:span></text:p>
          <text:p text:style-name="P36"/>
          <text:p text:style-name="P39">Your mission is to talk around and get up to speed with everything that's to be known in Bredon</text:p>
          <text:p text:style-name="P36">You will find who the leaders are, that there are bandits everywhere that's probably connected to the Ilfraternity, the general theme of Harvest Lords vs. Ilfraternity. There will also be some talk about their former ruler who committed a crime and disappeared, which left the people in shock because he was a good man. </text:p>
          <text:p text:style-name="P36"/>
        </text:list-item>
        <text:list-item>
          <text:p text:style-name="P25"><text:span text:style-name="T25">Spindly Chali</text:span><text:span text:style-name="T18"> </text:span><text:span text:style-name="T19">*Tone – neutral*</text:span></text:p>
          <text:p text:style-name="P19"><text:span text:style-name="T18">Summary: </text:span><text:span text:style-name="T23">One bartender gives a short but important answer – if you wanna know more than the citizens itself about certain issues, you have to ask “Spindly Chali” – the only secretmonger in Bredon. </text:span></text:p>
          <text:p text:style-name="P36"/>
          <text:p text:style-name="P39">Your mission is to go talk to Spindly Chali, a man who resides in a certain alleyway in Bredon.</text:p>
          <text:p text:style-name="P36"/>
          <text:p text:style-name="P36">Once you find him, a conversation ensues where Rolan asks how trustworthy Chali is and the man simply explains that Rolan and Lulu probably found him by someone telling them his location. He has done his business in this same alleyway for 20 years, his customers know where he is and if he ever betrays them, they would come after him in here but they don't. That's because he doesn't betray paying customers.</text:p>
          <text:p text:style-name="P36"/>
          <text:p text:style-name="P36">Rolan asks Chali if he knows any people in Bredon that own “Crystals” to which Chali answers “All rich people own crystals! Be more specific, boy.” Reluctantly, Rolan shows Chali the Divine crystal. Chali stares in shock, asks where did he get it but takes the question back.</text:p>
          <text:p text:style-name="P36"/>
          <text:p text:style-name="P36">Spindly Chali says he can only lock on to a Divine crystal in the city one at a time. Throughout your quests in the South, Chali would be able to point you to the person involved who has a Divine Crystal.This is the order of the people that he will point to that owns Divine Crystals:</text:p>
          <text:p text:style-name="P36"/>
          <text:p text:style-name="P36">1. Falkenruse the cheat</text:p>
          <text:p text:style-name="P36">2. Harvest Lord Manley</text:p>
          <text:p text:style-name="P36">3. Harvest Lord Bosley</text:p>
          <text:p text:style-name="P36">4. Johannes, the leader of the Ilfraternity. </text:p>
          <text:p text:style-name="P36">5. Abiades the historian – Doesn't own one but will lead you to learning more about the Crystals</text:p>
          <text:p text:style-name="P36"/>
          <text:p text:style-name="P36"><text:soft-page-break/></text:p>
        </text:list-item>
        <text:list-item>
          <text:p text:style-name="P25"><text:span text:style-name="T7">To Catch a Cheat </text:span><text:span text:style-name="T1">*Tone – lighthearted* </text:span></text:p>
          <text:p text:style-name="P25"><text:span text:style-name="T1">Summary:</text:span> Chali's first Divine crystal owner to point out is Falkenruse, <text:span text:style-name="T18">a notoriously unbeatable female gambler in the Arborelle – A local watering hole. Upon talking to everybody in the bar, you'll find out that they all know she's cheating to win. However, nobody can catch her or make any proof that she's doing so. Your mission is to get her to bet the Divine Crystal and defeat her in a series of mini-games. </text:span></text:p>
          <text:p text:style-name="P36"/>
          <text:p text:style-name="P36">Upon talking to Falkenruse, you will see that the Divine Crystal is clearly displayed in front of her. She will try to goad you into making a bet with her but is surprised that you ask for the Divine Crystal instead of gold as the crystal has no inherent value that she knows of. It has sentimental value to her though, as she states that it was the prize that she won on her very first bet so she asks for a very high bet from Rolan.</text:p>
          <text:p text:style-name="P36"/>
          <text:p text:style-name="P36">A hyped-up Lulu will be the one to accept, while bragging about how she grew in the streets and no crook can caught her off guard. You will then play the series of <text:s/>mini-games, and it will be impossible for you to win the first time and you will lose the betting money. Falkenruse goads Lulu further and now she's in too deep in the competition now to back out.</text:p>
          <text:p text:style-name="P36"/>
          <text:p text:style-name="P36">Before the second match, Rolan tries to step in but Lulu explicitly says “No I got this. I don't need any help, especially just to defeat a cheat!" This little side note further solidifies her intense feelings about being helped.</text:p>
          <text:p text:style-name="P36"/>
          <text:p text:style-name="P36">On your second try, Lulu will start to see patterns and she will give a hint on how to defeat Falkenruse in the mini-games. This time, it will be possible for you to defeat her.</text:p>
          <text:p text:style-name="P36"/>
          <text:p text:style-name="P36">Upon defeating Falkenruse, she will give up the Divine Crystal to Lulu and makes a flashy exit, saying there's no point in staying at a bar that knows her tricks.</text:p>
          <text:p text:style-name="P36"/>
        </text:list-item>
        <text:list-item>
          <text:p text:style-name="P25"><text:span text:style-name="T7">Playing Fetch </text:span><text:span text:style-name="T1">*Tone – lighthearted* </text:span><text:span text:style-name="T2">Manley's Quest 1 of 3</text:span></text:p>
          <text:p text:style-name="P25"><text:span text:style-name="T1">Summary:</text:span> The second of Spindly Chali's recommendations is to seek a certain elegant house in the city and search for a kindly old man named Harvest Lord Manley. You discuss the matter of the Divine crystal and he confirms that he has one and is willing to give it to you after you finish three quests for him. He tasks Rolan to acquire a magic rune that will help his broken tractors run again – <text:span text:style-name="T36">Your mission is to go to the town of Finbury and get the runes from a local runesmith.</text:span> </text:p>
          <text:p text:style-name="P25"/>
          <text:p text:style-name="P31">IIIA. Finbury – A small, quaint town</text:p>
          <text:p text:style-name="P31"/>
          <text:list>
            <text:list-item>
              <text:p text:style-name="P29"><text:span text:style-name="T16">Playing Fetch - continued </text:span><text:span text:style-name="T5">*Tone – lighthearted* </text:span></text:p>
              <text:p text:style-name="P25"><text:span text:style-name="T1">Summary:</text:span> When you arrive at the town, it turns out the runesmith is missing. His dog is in his cabin however, and dialog options will tell you that the dog wants you to follow him. <text:span text:style-name="T36">Your mission is to find this man with the help of his dog, and he will lead you to the forests directly to the runesmith's location. <text:s/></text:span></text:p>
            </text:list-item>
            <text:list-item>
              <text:p text:style-name="P29"><text:span text:style-name="T7">The Falconer's Family </text:span><text:span text:style-name="T3">*Tone – lighthearted*</text:span></text:p>
              <text:p text:style-name="P19">***OPTIONAL QUEST***</text:p>
              <text:p text:style-name="P29"><text:span text:style-name="T5">Summary: </text:span><text:span text:style-name="T17">In one of the houses in Finbury, a man who's obsessed with falcons receives a </text:span><text:span text:style-name="T17">letter that his estranged son is getting married and he's invited. At the same time, his </text:span><text:soft-page-break/><text:span text:style-name="T17">precious herd of Falcons is sick. </text:span><text:span text:style-name="T37">Your mission is to let him leave his falcons without guilt and be there for his son's wedding.</text:span><text:span text:style-name="T17"> Looking for a caretaker - you will find the solution in a little boy in town who tells you that he loves animals if you talk to him. After you get the quest, you can talk to the boy again and he will offer to watch over the herd so the falconer can leave. </text:span></text:p>
            </text:list-item>
            <text:list-item>
              <text:p text:style-name="P29"><text:span text:style-name="T16">Optional Dungeons – </text:span><text:span text:style-name="T17">You can find one or two small dungeons located in the forest where you'll find the runesmith.</text:span></text:p>
              <text:p text:style-name="P25"/>
              <text:p text:style-name="P25">Once you finish your business in Finbury, you can go back to Bredon and report to Harvest Lord Manley. </text:p>
            </text:list-item>
          </text:list>
          <text:p text:style-name="P24"/>
        </text:list-item>
        <text:list-item>
          <text:p text:style-name="P25"><text:span text:style-name="T7">Bandits! </text:span><text:span text:style-name="T1">*Tone –action* </text:span><text:span text:style-name="T2">Manley's Quest 2 of 3</text:span></text:p>
          <text:p text:style-name="P25"><text:span text:style-name="T1">Summary: </text:span>Continuing Harvest Lord Manley's list of quests, you are tasked to clean up the problem of bandits in the South. <text:span text:style-name="T36">Your mission is to find the Ilfraternity's base somewhere in the Desert.</text:span>(If you've encountered them on the Desert location then you know where they are)</text:p>
          <text:p text:style-name="P25"/>
          <text:p text:style-name="P25">However, once you get there, you find out that the town bandits aren't part of the group. The Ilfraternity have evolved into stealing only from the rich Harvest Lords, not small struggling towns. They also want to clear the bandits so the Ilfraternity's name would be cleared of acts by such small time crooks. <text:span text:style-name="T36">Your new mission then becomes to eliminate 10 bandit groups running around the Desert. </text:span></text:p>
          <text:p text:style-name="P25"/>
          <text:p text:style-name="P25"><text:span text:style-name="T2">Side note</text:span> – Lulu will complain at this mission why every single one of these Harvest Lords are inept. She wanders aloud if they got no shred of dignity at all, always asking for help. This will tell the audience about her negative feelings about asking for help. </text:p>
          <text:p text:style-name="P25"/>
        </text:list-item>
        <text:list-item>
          <text:p text:style-name="P18"><text:span text:style-name="T30">Setting Stage </text:span>*<text:span text:style-name="T1">Tone – full range – from comedy to action * </text:span><text:span text:style-name="T33">Manley's Quest 3 of 3</text:span></text:p>
          <text:p text:style-name="P25"><text:span text:style-name="T1">Summary: </text:span>Once you report back to the Ilfraternity and Harvest Lord Manley that you've eliminated the bandit problem, Manley tasks you with his last quest – <text:span text:style-name="T36">Your mission is to talk to King Bosworth and the Leader of the Ilfraternity and help stage negotiations between the two parties as you are the only one that's in contact with both of them.</text:span> He will give you the reward after the quest named “Negotiations.”</text:p>
          <text:p text:style-name="P28"/>
        </text:list-item>
        <text:list-item>
          <text:p text:style-name="P25"><text:span text:style-name="T7">King of the South </text:span>*<text:span text:style-name="T1">Tone – full range – from comedy to action *</text:span></text:p>
          <text:p text:style-name="P36"><text:span text:style-name="T1">Summary: </text:span>Using Harvest Lord Manley's recommendation, You land an audience with the current King of the South – Harvest Lord Bosworth. He seems very flustered and with a hundred things in his mind, Bosworth looks like an overwhelmed leader. </text:p>
          <text:p text:style-name="P36"/>
          <text:p text:style-name="P36">You mention Manley's idea of setting up a negotiation with the Ilfraternity since you're in contact with them. The King lights up and agrees. “Anything to end the bloodshed”, he says. </text:p>
          <text:p text:style-name="P36"/>
          <text:p text:style-name="P25">You also try to mention him the matter of the Divine crystal but he shrugs it off by saying “Sonny, as much as I'm thankful for your services to our Kingdom, can't you see that I'm too busy keeping my City together? So much so that I have no time to take a bath this week and I have an ingrown toenail that's been bothering me for a month! If I am to choose between entertaining your personal questions and taking a bath, I'm sure as dirt that I'll be taking that bath, thankyouverymuch.”</text:p>
          <text:p text:style-name="P25"/>
          <text:p text:style-name="P28">Your new mission is to talk to the Ilfraternity and get them to enter into negotiations with the <text:soft-page-break/>Harvest Lords.</text:p>
          <text:p text:style-name="P24"/>
        </text:list-item>
        <text:list-item>
          <text:p text:style-name="P25"><text:span text:style-name="T7">The Other Side </text:span><text:span text:style-name="T1">*neutral*</text:span></text:p>
          <text:p text:style-name="P25"><text:span text:style-name="T1">Summary: </text:span>After you leave the King's castle, a young messenger hired by the Ilfraternity sends you a short and cryptic message - “Before you meet us, go to Glenhurst and learn the truth.” </text:p>
        </text:list-item>
      </text:list>
      <text:p text:style-name="P2"/>
      <text:p text:style-name="P2"/>
      <text:list xml:id="list33567744" text:continue-numbering="true" text:style-name="L1">
        <text:list-header>
          <text:p text:style-name="P31">IIIB. Glenhurst – The Harvest Lords' Dirty Secret</text:p>
          <text:p text:style-name="P31"/>
          <text:list>
            <text:list-item>
              <text:p text:style-name="P29"><text:span text:style-name="T16">Snoopin </text:span><text:span text:style-name="T17">*</text:span><text:span text:style-name="T5">Tone – neutral*</text:span></text:p>
              <text:p text:style-name="P29"><text:span text:style-name="T5">Summary: </text:span><text:span text:style-name="T17">You arrive at the town of Glenhurst. </text:span><text:span text:style-name="T37">Your mission is to ask around for clues for what the Ilfraternity's cryptic message means.</text:span></text:p>
            </text:list-item>
            <text:list-item>
              <text:p text:style-name="P29"><text:span text:style-name="T7">Milkshake Disaster </text:span><text:span text:style-name="T3">*</text:span><text:span text:style-name="T2">Tone</text:span><text:span text:style-name="T3"> – Lighthearted* </text:span></text:p>
              <text:p text:style-name="P19">***OPTIONAL QUEST***</text:p>
              <text:p text:style-name="P29"><text:span text:style-name="T5">Summary:</text:span><text:span text:style-name="T17"> A man who owns a centuries-old milkshake shack is forced to close shop because their cows are making nasty-tasting milk. Your mission is to investigate and find out what's wrong with his cows, there are some suspects but there are also no solid evidence. Turns out the cows are addicted to eating weird mushrooms that makes their milk taste bad. </text:span></text:p>
              <text:p text:style-name="P22"><text:span text:style-name="T28">Reward: </text:span><text:span text:style-name="T24">XP and an in-game cutscene where Rolan and Lulu enjoy a milkshake and fight adorably over it.</text:span></text:p>
            </text:list-item>
            <text:list-item>
              <text:p text:style-name="P22"><text:span text:style-name="T10">Outrageous prices </text:span><text:span text:style-name="T12">*</text:span><text:span text:style-name="T15">Tone – full range – from comedy to drama*</text:span></text:p>
              <text:p text:style-name="P29"><text:span text:style-name="T5">Summary: </text:span><text:span text:style-name="T17">After you learn that the townspeople are having a hard time because of outrageous prices of goods, </text:span><text:span text:style-name="T37">your new mission is to ask around and learn who's in charge.</text:span></text:p>
              <text:p text:style-name="P25">The people will point you to Harvest Lord Tullian – a once beloved farmer who raised his prices after the heirarchy shifted from the Royals to the Harvest Lords. The people of Glenhurst despise him now. </text:p>
            </text:list-item>
            <text:list-item>
              <text:p text:style-name="P29"><text:span text:style-name="T16">Stay in Line </text:span><text:span text:style-name="T17">*</text:span><text:span text:style-name="T5">Tone - full range – from comedy to drama*</text:span></text:p>
              <text:p text:style-name="P29"><text:span text:style-name="T5">Summary: </text:span><text:span text:style-name="T37">Your new mission after finding out about Harvest Lord Tullian is to talk to him personally.</text:span><text:span text:style-name="T17"> You arrive at his humble house and he seems like a really nice but troubled man. After some explanation about your agenda, you learn that even though he wants to keep prices low because he loves this town, he is being bullied to raising his prices by other Harvest Lords so they can pay for soldiers and keep the Ilfraternity away. </text:span></text:p>
              <text:p text:style-name="P25">After all this, you will receive an anonymous message from the Ilfraternity delivered by a boy – “Now you know. Meet us back in our base.”</text:p>
            </text:list-item>
            <text:list-item>
              <text:p text:style-name="P29"><text:span text:style-name="T16">Optional Dungeons – </text:span><text:span text:style-name="T17">You can find one or two small dungeons on the outskirts of Glenhurst.</text:span></text:p>
              <text:p text:style-name="P24"/>
            </text:list-item>
          </text:list>
        </text:list-header>
      </text:list>
      <text:p text:style-name="P3"/>
      <text:list xml:id="list33556625" text:continue-numbering="true" text:style-name="L1">
        <text:list-item>
          <text:p text:style-name="P29"><text:span text:style-name="T16">The Unfaithful Harvest Lord </text:span><text:span text:style-name="T17">– *</text:span><text:span text:style-name="T5">Tone – lighthearted *</text:span></text:p>
          <text:p text:style-name="P29"><text:span text:style-name="T5">Summary: </text:span><text:span text:style-name="T17">At this point in your quests, if you talk to Spindly Chali, he will tell you that the Ilfraternity's leader – Johannes, owns a Divine Crystal. </text:span></text:p>
          <text:p text:style-name="P25"/>
          <text:p text:style-name="P25">Now that you have an opportunity to talk to the Ilfraternity personally, Rolan will ask Johannes about the Divine Crystal, but Johannes flat out lies to you saying he doesn't own any kind of crystal, Divine or not. </text:p>
          <text:p text:style-name="P25"/>
          <text:p text:style-name="P29"><text:span text:style-name="T17">If you choose to talk again to Spindly Chali and tell him that Johannes lied, he will just say it's </text:span><text:span text:style-name="T17">no use negotiating with an unwilling person, especially if you have no leverage over that </text:span><text:soft-page-break/><text:span text:style-name="T17">person. He also tells you to just continue your quests, you may never know when an opportunity will come up again to acquire the Divine crystals.</text:span></text:p>
          <text:p text:style-name="P19"/>
          <text:p text:style-name="P25">Going back to the Ilfraternity's base after your Glenhurst escapade, Johannes cites another proof of the Harvest Lords' corruption – Your mission is to go to Cenive, a huge city run by an unfaithful Harvest Lord named Clementine and catch him in the act of fooling around with another woman. They will warn you that Cenive is a weird city, where people “express their love”(another term for making out) whenever they want to, and that you will find out for yourselves when you go there.</text:p>
          <text:p text:style-name="P25"/>
        </text:list-item>
      </text:list>
      <text:p text:style-name="P2"/>
      <text:list xml:id="list33542071" text:continue-numbering="true" text:style-name="L1">
        <text:list-header>
          <text:p text:style-name="P31">IIIC. Cenive – the City of Love</text:p>
          <text:p text:style-name="P31"/>
          <text:list>
            <text:list-item>
              <text:p text:style-name="P25"><text:span text:style-name="T7">The Unfaithful Harvest Lord </text:span>– *<text:span text:style-name="T1">Tone – lighthearted *</text:span></text:p>
              <text:p text:style-name="P25"><text:span text:style-name="T1">Summary: </text:span>You will arrive in Cenive at night, when most of the shops and people are inaccessible. <text:span text:style-name="T36">Your mission is to remain unseen by the guards and reach the area in the castle where the Ilfraternity said the unfaithful Harvest Lord will be.</text:span> </text:p>
              <text:p text:style-name="P25"/>
              <text:p text:style-name="P25">This will be challenging as you will be forced to convert bushes in the courtyard with your hammer to be able to pass. If you try to convert the wrong bush, a naked couple will spring out of them and shout, causing the guards to raise the alarm and prompting the level to start over. The only sign that the bushes contain lovers is that they shake from time to time, indicating that someone is doing funny business inside them.</text:p>
              <text:p text:style-name="P25"><text:s/></text:p>
              <text:p text:style-name="P25">Once you reach Clementine, you'll find what Johannes said is true - he is fooling around with a mistress around the stairs. Lulu insists that this infidelity must be known by Clementine's wife. <text:span text:style-name="T36">Your new mission then becomes to continue inside the castle and leave a note under Clementine's wife's door, telling her of Clementine's unfaithfulness and the usual location where it happens.</text:span></text:p>
              <text:p text:style-name="P28"/>
              <text:p text:style-name="P25">After you get out of the castle unnoticed, Lulu will tell you that she is tired and suggests you go sleep at the local inn. It'll be morning once you wake up and all the shops and side quests are now accessible. People's gossip in the City will also tell you that Clementine's wife – Odette - have discovered his infidelity with the help of Lulu's note and is now currently throwing everything she can get a hold to Clementine. </text:p>
            </text:list-item>
            <text:list-item>
              <text:p text:style-name="P25"><text:span text:style-name="T7">Lollies! </text:span><text:span text:style-name="T1">*Tone – full range – from comedy to drama*</text:span></text:p>
              <text:p text:style-name="P25"><text:span text:style-name="T1">Summary: </text:span>In Cenive, once you pass a certain establishment, an in-game cutscene plays where Lulu will suddenly stop and giddily drags Rolan inside the building. Turns out it's a <text:span text:style-name="T1">“Bobbie Two-shoes' Incomparable 12-Layer Lollipop”</text:span> Factory. Lulu is surprised upon entering because there is no one inside aside from an old man who's sitting in the corner. </text:p>
              <text:p text:style-name="P25"/>
              <text:p text:style-name="P25">The old man lifts his head up, says “Gerart! You came ba-- Who are you?” A dialog between Rolan, Lulu and the old man who turns out to be Bobbie – the creator of the incomparable lollipop, ensues. You find out his son Gerart is the one who's supposed to take over the business after Bobbie retired. However, his teenage son claims that making lollipops is lame and that local girls don't like it.</text:p>
              <text:p text:style-name="P25"/>
              <text:p text:style-name="P25"><text:span text:style-name="T36">Your mission is to go to the local pastry shop where Gerart usually hangs out and talk to </text:span><text:soft-page-break/><text:span text:style-name="T36">him.</text:span> Once you get there, you find Gerart unsuccessfully hitting on ladies. An in-game cutscene plays where Lulu convinces Gerart that lollipops aren't lame by telling him her good childhood memories of the lollipop and that the lollipops are the one of the few things that remind her of positive things in her past. She also asks Gerart on a scale of 1-10, how hot is she, with 1- being the highest. Gerart rated her 9 – Lulu glared at him and he changed it to 10. She then states this as proof that hot girls do like Lollipops, it's just that local girls are lame – to which the girl Gerart is asking out protests by shouting “Hey--!” and to which Lulu prompty counters, “Shut it girl.”</text:p>
              <text:p text:style-name="P25"/>
              <text:p text:style-name="P25">She then drags Gerart into the factory like a boss and the candy-making resumes. Bobbie thanks both Rolan and Lulu and gives them complimentary lollipops, which Lulu promptly hoards and grudgingly gives a measly single “courtesy” lollipop to Rolan for helping out. </text:p>
            </text:list-item>
            <text:list-item>
              <text:p text:style-name="P25"><text:span text:style-name="T7">Party Favors </text:span><text:span text:style-name="T1">*Tone – lighthearted*</text:span></text:p>
              <text:p text:style-name="P19">***OPTIONAL QUEST***</text:p>
              <text:p text:style-name="P25"><text:span text:style-name="T1">Summary:</text:span> A disabled boy spent almost half of the day waiting for his friends to arrive at his birthday party, however, none of them show up. Your mission is to cheer up this young fellow and give him the party he deserves by inviting other people for the party and playing mini games in the carnival with him - Balloon Darts, Whack-A-Rat, Ring Toss, and Watergun Target Shooting. This is where Lulu will show her competitive side, even refusing to lose to a kid. </text:p>
            </text:list-item>
            <text:list-item>
              <text:p text:style-name="P25"><text:span text:style-name="T7">Rough-hewn </text:span><text:span text:style-name="T1">*Tone – nonsensical comedy* </text:span></text:p>
              <text:p text:style-name="P19">***OPTIONAL QUEST***</text:p>
              <text:p text:style-name="P25"><text:span text:style-name="T1">Summary: </text:span>A strong-willed, rough-mannered and unattractive girl is not allowed to join a local pageant because of her appearance. Help her find a pageant that's more up to her standards. (See Vanity and Varicose Quest)<text:tab/></text:p>
            </text:list-item>
            <text:list-item>
              <text:p text:style-name="P29"><text:span text:style-name="T16">Optional Activities – </text:span><text:span text:style-name="T17">Cenive being a city of Love and entertainment can provide a lot of side activities for Rolan and Lulu. We will start to see some chemistry between them, but it's very subtle and not forced, just two people trying to forget their problems for a while. </text:span></text:p>
              <text:p text:style-name="P25"/>
            </text:list-item>
          </text:list>
        </text:list-header>
        <text:list-item>
          <text:p text:style-name="P29"><text:span text:style-name="T16">Negotiations </text:span><text:span text:style-name="T5">*Tone – full range – from comedy to serious*</text:span></text:p>
          <text:p text:style-name="P25"><text:span text:style-name="T1">Summary: </text:span>After you've seen both sides, you can now finally invite the Harvest Lords and the Ilfraternity to sit down and negotiate. The Harvest Lords and the Ilfraternity take turns to make their side of the story heard. There will be lots of interruptions from both parties while the other is speaking. </text:p>
          <text:p text:style-name="P25"/>
          <text:p text:style-name="P25">None of them wants to back down for reasons of their own:</text:p>
          <text:p text:style-name="P25"><text:span text:style-name="T7">A.</text:span> The Harvest Lords wants to maintain their stand against the Ilfraternity as they can't afford to negotiate with criminals' demands as it will indicate weakness on their leadership. </text:p>
          <text:p text:style-name="P25"><text:span text:style-name="T7">B. </text:span>The Ilfraternity doesn't want to negotiate with the Harvest Lords as they have a grudge with them for “framing an innocent man.” They can never trust a group that operates that way. </text:p>
          <text:p text:style-name="P19"/>
          <text:p text:style-name="P25">You let them all know what you've learned. That they've started this vicious cycle and the ones who are suffering the most are the people. The Ilfraternity steal from the Harvest Lords, who in turn have to force higher prices on goods to pay for bodyguards and soldiers to keep them safe, who in turn force people to support the Ilfraternity to steal more from the Harvest Lords so they can afford the goods. </text:p>
          <text:p text:style-name="P25"/>
          <text:p text:style-name="P25">Even more so, the Dark Lord is out there – a threat to the whole world – and the South can't afford to stand against him divided. This statement snaps them out of their silence. Harvest Lord <text:soft-page-break/>Bosworth tells to Rolan that they know the Dark Lord is a threat, he's been so for several years now. However, he's not the topic of this conversation. Rolan tries to retort but the King will have none of it, Rolan backs down.</text:p>
        </text:list-item>
      </text:list>
      <text:p text:style-name="P2"/>
      <text:list xml:id="list33544640" text:continue-numbering="true" text:style-name="L1">
        <text:list-header>
          <text:p text:style-name="P25">They vote who's in favor of continuing the talk. Even after your speech, none of the people in the room, except for Harvest Lord Manley wants to settle. The negotiations end. </text:p>
          <text:p text:style-name="P25"/>
          <text:p text:style-name="P28">Either way, Harvest Lord Manley still gives you his Divine Crystal after the negotiations and graciously thank you for your efforts.</text:p>
          <text:p text:style-name="P24"/>
        </text:list-header>
      </text:list>
      <text:p text:style-name="P1"/>
      <text:list xml:id="list33543024" text:continue-numbering="true" text:style-name="L1">
        <text:list-item>
          <text:p text:style-name="P40"><text:span text:style-name="T11">Choosing sides – the defining quest </text:span><text:span text:style-name="T5">*Tone – serious *</text:span></text:p>
          <text:p text:style-name="P40"><text:span text:style-name="T5">Summary: </text:span>You will get a quest delivered by Trey – <text:s/>Bosworth's personal manservant – to assassinate a <text:s/>murderer. He claims this is a very secret task assigned by Harvest Lord Bosworth and you must not tell no one. He marks a special area in your map where the murderer is hiding.</text:p>
          <text:p text:style-name="P40"/>
          <text:p text:style-name="P40"><text:span text:style-name="T36">You mission is to go the house of the alleged murderer.</text:span><text:span text:style-name="T15"> You </text:span>meet the escaped convict but he seems very gentle to be a murderer. He knows that you've been sent to kill him and accepts it. But he asks an unlikely request – for you to listen to his story before you end his life. After you listen, it's clear that this man is innocent – framed for a crime he didn't make. He escaped but never got the chance to prove himself innocent because of the lack of witnesses. He says that he surely would've been executed if he turned himself in, which was foolish.</text:p>
          <text:p text:style-name="P40"/>
          <text:p text:style-name="P40">From here you have two choices:</text:p>
          <text:p text:style-name="P40"/>
          <text:p text:style-name="P40"><text:span text:style-name="T7">A.</text:span> Kill him for the greater good of your mission, to secure the Divine crystal and save the world. After you do it and once you leave the house, an in-game cutscene will play out where Trey is waiting for you outside the house. <text:span text:style-name="T36">He gives you the Divine crystal + a unique reward and thanks you for your services. </text:span></text:p>
          <text:p text:style-name="P40"/>
          <text:p text:style-name="P40">They tell you to not come back in the town for a while to prevent any suspicion – if you try to enter the town Rolan's sprite stops and tells to himself “Not much time has passed, better not come back here yet.” Once you can come back though, you'll find out that Harvest Lord Bosley was killed several days after you left and that the new ruler of the South is Harvest Lord Manley and Trey as his new manservant. You also find that the Ilfraternity's all wiped out by the military of the South under the command of Manley. If the player's smart enough, they'll realize that Manley and Trey killed Bosley, but nothing to do about it at this point. </text:p>
          <text:p text:style-name="P40"/>
          <text:p text:style-name="P40"><text:span text:style-name="T7">B.</text:span> Follow your gut, risk the favor of the current king and set this man free. If you save the man and spare his life, an in-game cutscene plays out after you got out of the man's house:</text:p>
          <text:p text:style-name="P40"/>
          <text:p text:style-name="P40">Harvest Lord Manley and Trey confronts you for not doing your mission and you prepare for a battle with some of their soldiers. The Ilfraternity interrupts before anything happens and claims to know that the former king is inside which coincidentally comes out of the house because of the commotion. He sees everyone but stops when he sees Manley. The former king claims that he doesn't have proof but Manley's presence here proves that he's the one that framed him up. Manley cockily agrees and says that even though he preferred this mission to be a quiet one, they left him with no choice. You team up with the Ilfraternity to defeat Manley, Trey and their soldiers.</text:p>
          <text:p text:style-name="P40"><text:soft-page-break/></text:p>
          <text:p text:style-name="P40">After you defeat them, the Ilfraternity and the former King have a discussion if the King should lay claim to the throne again. He refuses because he wants to prevent another Civil War, however, he offers them to stay in this place with him and help him create a sustainable community within the expanse where they don't have to be thieves and crooks to survive. The Ilfraternity agree and before going inside the house, <text:span text:style-name="T36">their leader and the former king thanks you for the help and gives you the Divine crystal + a unique reward. </text:span></text:p>
          <text:p text:style-name="P41"/>
        </text:list-item>
        <text:list-item>
          <text:p text:style-name="P42"><text:span text:style-name="T10">The frazzled historian </text:span><text:span text:style-name="T1">*Tone – full range – from comedy to action *</text:span></text:p>
          <text:p text:style-name="P42"><text:span text:style-name="T1">Summary: </text:span><text:span text:style-name="T8">If the player goes back to Spindly Chali after getting either Bosworth or Johannes' Divine Crystal, the secretmonger will reveal one final person he can point to – the historian named </text:span><text:span text:style-name="T23">Abiades. Chali states that he's pretty sure Abiades doesn't own any crystals but he can teach you it's many secrets that you may find useful in your search. You can find Abiades in Bredon's local library, just muttering something incomprehensible about “two powerful figures having a battle and being imprisoned” and before this quest is activated.</text:span></text:p>
          <text:p text:style-name="P44"/>
          <text:p text:style-name="P53">Once you arrive in the library and the pleasantries are exchanged, you ask Abiades of everything he knows about the Divine crystals without giving hint that you own one. The historian tells Rolan that this is the perfect time as he is searching for clues about the forgotten historical figures named the Matron and the Outsider – they're somewhat connected to the Crystals (this is the first time they will be mentioned in the story). <text:span text:style-name="T36">Your mission is to locate the Library of Ages in the outskirts of the West nation.</text:span><text:span text:style-name="T15"> Abiades mentions a clue – you can only enter the Library through an “Illusion inside an illusion”. This means you can find it by entering a desert mirage which has another mirage inside that you also must enter. Only then you can find the Library of Ages.</text:span></text:p>
          <text:p text:style-name="P55"/>
          <text:p text:style-name="P56">a. A book named “Scriptobscura”</text:p>
          <text:p text:style-name="P56">b. A set of notes named “Ramblings of Old Scholar Jarome”</text:p>
          <text:p text:style-name="P56">c.The Scroll of Ancient Teachings</text:p>
          <text:p text:style-name="P55"/>
          <text:p text:style-name="P45">IV. Short Detour – The West</text:p>
          <text:p text:style-name="P53"/>
          <text:p text:style-name="P46">IVA. The Southwest Path</text:p>
          <text:p text:style-name="P31"/>
          <text:list>
            <text:list-item>
              <text:p text:style-name="P25"><text:span text:style-name="T7">Mina's Rant/Monster's Dream </text:span>– *<text:span text:style-name="T1">Tone – full range – from comedy to action*</text:span></text:p>
              <text:p text:style-name="P25"><text:span text:style-name="T1">Summary: </text:span>See Eph's writeup</text:p>
            </text:list-item>
            <text:list-item>
              <text:p text:style-name="P47">Optional Dungeons</text:p>
              <text:p text:style-name="P49"><text:span text:style-name="T1">Summary: </text:span>You'll pass by several non-story related dungeons in your journey from the South going to the West. </text:p>
            </text:list-item>
          </text:list>
        </text:list-item>
      </text:list>
      <text:p text:style-name="P48"/>
      <text:list xml:id="list33569917" text:continue-numbering="true" text:style-name="L1">
        <text:list-item>
          <text:p text:style-name="P53"><text:span text:style-name="T30">Mirage Galore </text:span><text:span text:style-name="T31">*</text:span><text:span text:style-name="T34">Tone – action*</text:span></text:p>
          <text:p text:style-name="P53"><text:span text:style-name="T34">Summary: </text:span><text:span text:style-name="T32">Your mission upon arriving in the outskirts of the West nation is to enter Mirages until you find one that contains another Mirage inside it to enter the Library of Ages.</text:span></text:p>
          <text:p text:style-name="P50"/>
        </text:list-item>
        <text:list-item>
          <text:p text:style-name="P53"><text:span text:style-name="T30">The Library of Ages </text:span><text:span text:style-name="T31">*</text:span><text:span text:style-name="T34">Tone – full range – from mystery to action*</text:span></text:p>
          <text:p text:style-name="P60"><text:span text:style-name="T38">Summary: </text:span><text:span text:style-name="T39">A really huge library that you can enter only from an oasis. There are dangers secretly lurking inside. The majority of your search will come from this quest.</text:span><text:span text:style-name="T40"> </text:span><text:span text:style-name="T39">Reference – Wan Shi Tong's Library from Avatar: The Legend of Aa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1T16:35:52.04</meta:creation-date>
    <meta:generator>OpenOffice.org/3.4.1$Win32 OpenOffice.org_project/341m1$Build-9593</meta:generator>
    <dc:date>2015-03-12T13:39:11.95</dc:date>
    <meta:editing-duration>P1DT2H39M23S</meta:editing-duration>
    <meta:editing-cycles>1142</meta:editing-cycles>
    <meta:document-statistic meta:table-count="0" meta:image-count="0" meta:object-count="0" meta:page-count="11" meta:paragraph-count="176" meta:word-count="5681" meta:character-count="31539"/>
  </office:meta>
</office:document-meta>
</file>